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e9ee7" officeooo:paragraph-rsid="001e9ee7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9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10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57878364" text:style-name="WWNum1">
        <text:list-item>
          <text:h text:style-name="P9" text:outline-level="1">1.1 – Programming Paradigms</text:h>
        </text:list-item>
      </text:list>
      <text:p text:style-name="P6">Two types: imperative, functional</text:p>
      <text:p text:style-name="P6">Imperative has variables, functional doesn’t</text:p>
      <text:p text:style-name="P6">Imperial has explicit looping, functional uses recursion</text:p>
      <text:p text:style-name="P6">Imperative gives computer a list of instructions</text:p>
      <text:p text:style-name="P6">No control flow</text:p>
      <text:p text:style-name="P6">Good for parallel systems – multicore, GPU</text:p>
      <text:p text:style-name="P6">Can be used in imperative languages</text:p>
      <text:p text:style-name="P6">Most algorithmic – analyse with func. paradigm</text:p>
      <text:list xml:id="list115705528816841" text:continue-numbering="true" text:style-name="WWNum1">
        <text:list-item>
          <text:h text:style-name="P10" text:outline-level="1">1.2 – Course Details</text:h>
        </text:list-item>
      </text:list>
      <text:p text:style-name="P2">No exam</text:p>
      <text:p text:style-name="P2">Don’t be a dick and try to do it by urself if you’re stuck for 4 hours. You fucking bellend</text:p>
      <text:p text:style-name="P7">2.1 – What is a pure function?</text:p>
      <text:p text:style-name="P2">Definition of a function</text:p>
      <text:p text:style-name="P2">Black box context</text:p>
      <text:p text:style-name="P2">Subroutine side effects vs pure function</text:p>
      <text:p text:style-name="P2">Problems with side effects</text:p>
      <text:p text:style-name="P2">Lack of void functions</text:p>
      <text:p text:style-name="P2">Pure functions’ deterministic vs side effects</text:p>
      <text:p text:style-name="P7">2.2 – What is functional programming?</text:p>
      <text:p text:style-name="P3">Not in functional programming</text:p>
      <text:p text:style-name="P3">Need for side effects</text:p>
      <text:p text:style-name="P7"><text:soft-page-break/>3.1 – Getting Started with Haskell</text:p>
      <text:p text:style-name="P4">Ghci interpreter</text:p>
      <text:p text:style-name="P4">C for and/or</text:p>
      <text:p text:style-name="P4">Functions bind more tightly than operators</text:p>
      <text:p text:style-name="P4">Brackets around arguments</text:p>
      <text:p text:style-name="P4">Backticks to make infix functions</text:p>
      <text:p text:style-name="P4">Infix → normal using brackets e.g. (*) 23 24</text:p>
      <text:p text:style-name="P7">3.2 – Writing Our Own Functions</text:p>
      <text:p text:style-name="P5">Save functions into file then load with ghci</text:p>
      <text:p text:style-name="P5">Compile file into runnable program</text:p>
      <text:p text:style-name="P5">Functions, arguments start with small letters</text:p>
      <text:p text:style-name="P5">Body is an expression</text:p>
      <text:p text:style-name="P5">Multi-line comment with {- <text:s text:c="3"/>-}</text:p>
      <text:p text:style-name="P5">putStrLn prints string – side effect</text:p>
      <text:p text:style-name="P7">4.1 – If</text:p>
      <text:p text:style-name="P5">Functional if is a function</text:p>
      <text:p text:style-name="P5"/>
      <text:p text:style-name="P7">4.2 – Let</text:p>
      <text:p text:style-name="P7">5.1 – Tuples</text:p>
      <text:p text:style-name="P7">5.2 – List</text:p>
      <text:p text:style-name="P7">6.1 – List Ranges</text:p>
      <text:p text:style-name="P7">6.2 – List Comprehensions</text:p>
      <text:p text:style-name="P7">7.1 – Recursion</text:p>
      <text:p text:style-name="P7"><text:soft-page-break/>7.2 – More Complex Recursion and Guards</text:p>
      <text:p text:style-name="P7">8.1 – List Recursion</text:p>
      <text:p text:style-name="P7">8.2 – List Recursion Examples</text:p>
      <text:p text:style-name="P7">9.1 – Where Syntax</text:p>
      <text:p text:style-name="P7">9.2 – Recursion with multiple lists</text:p>
      <text:p text:style-name="P7">9.3 – Mutual and Multiple Recursion</text:p>
      <text:p text:style-name="P7">10.1 – The Caesar Cipher</text:p>
      <text:p text:style-name="P7">10.2 – Cracking the Caesar Cipher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7">12.2 – Function Types</text:p>
      <text:p text:style-name="P7">13.1 – Polymorphic Types</text:p>
      <text:p text:style-name="P7">13.2 – Type Classes</text:p>
      <text:p text:style-name="P7">14.1 – More Type Classes</text:p>
      <text:p text:style-name="P7">14.2 – Higher Order Functions</text:p>
      <text:p text:style-name="P7">14.3 – Anonymous Functions</text:p>
      <text:p text:style-name="P7">15.1 – Map</text:p>
      <text:p text:style-name="P7">15.2 – Filter</text:p>
      <text:p text:style-name="P7">16.1 – Fold</text:p>
      <text:p text:style-name="P7">16.2 – More on Fold</text:p>
      <text:p text:style-name="P7">17.1 – Scan</text:p>
      <text:p text:style-name="P7">17.2 – More Higher Order Functions</text:p>
      <text:p text:style-name="P7">18.1 – Higher Order Programming Example</text:p>
      <text:p text:style-name="P7"><text:soft-page-break/>18.2 – Voting Examples</text:p>
      <text:p text:style-name="P8">19.1 – Custom Types</text:p>
      <text:p text:style-name="P8">19.2– More Complex Custom Types</text:p>
      <text:p text:style-name="P7">20.1 – Assignment 1 Feedback</text:p>
      <text:p text:style-name="P8">20.2 – Assignment 2</text:p>
      <text:p text:style-name="P8">21.1 – Parameterized Custom Types</text:p>
      <text:p text:style-name="P7">21.2 – Maybe and Either</text:p>
      <text:p text:style-name="P7">22.1 – Recursive Types</text:p>
      <text:p text:style-name="P7">22.2 – Trees</text:p>
      <text:p text:style-name="P7">23.1 – IO</text:p>
      <text:p text:style-name="P7">23.2 – Writing IO Code</text:p>
      <text:p text:style-name="P7">24.1 – Writing Programs</text:p>
      <text:p text:style-name="P7">24.2 – Useful IO Functions</text:p>
      <text:p text:style-name="P7">25 – IO Example</text:p>
      <text:p text:style-name="P8">Class Test Information</text:p>
      <text:p text:style-name="P8">26.1 – Evaluation Strategies</text:p>
      <text:p text:style-name="P7">26.2 – Lazy Lists</text:p>
      <text:p text:style-name="P7">27 – Tail Recursion</text:p>
      <text:p text:style-name="P7">28.1 – Assignment 2 Feedback</text:p>
      <text:p text:style-name="P7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28T11:57:05.382961743</dc:date>
    <meta:editing-cycles>12</meta:editing-cycles>
    <meta:editing-duration>P1DT12H46M4S</meta:editing-duration>
    <meta:generator>LibreOffice/6.1.5.2$Linux_X86_64 LibreOffice_project/10$Build-2</meta:generator>
    <meta:document-statistic meta:table-count="0" meta:image-count="0" meta:object-count="0" meta:page-count="4" meta:paragraph-count="87" meta:word-count="358" meta:character-count="2306" meta:non-whitespace-character-count="1975"/>
  </office:meta>
</office:document-meta>
</file>